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Verdana" svg:font-family="Verdana, sans-serif"/>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73e53" style:font-name="Calibri" fo:font-size="21pt" style:font-name-asian="Calibri" style:font-size-asian="21pt" style:font-name-complex="Calibri" style:font-size-complex="21pt"/>
    </style:style>
    <style:style style:name="P2" style:family="paragraph" style:parent-style-name="Standard">
      <style:paragraph-properties style:text-autospace="none"/>
      <style:text-properties fo:color="#073e53" style:font-name="Calibri" fo:font-size="21pt" style:font-name-asian="Calibri" style:font-size-asian="21pt" style:font-name-complex="Calibri" style:font-size-complex="21pt"/>
    </style:style>
    <style:style style:name="P3" style:family="paragraph" style:parent-style-name="Standard">
      <style:paragraph-properties fo:margin-left="0cm" fo:margin-right="0cm" fo:orphans="2" fo:widows="2" fo:text-indent="0cm" style:auto-text-indent="false"/>
      <style:text-properties fo:font-size="16pt" style:font-size-asian="16pt" style:font-size-complex="16pt"/>
    </style:style>
    <style:style style:name="P4" style:family="paragraph" style:parent-style-name="Standard">
      <style:paragraph-properties fo:margin-left="0cm" fo:margin-right="0cm" fo:orphans="2" fo:widows="2" fo:text-indent="0cm" style:auto-text-indent="false"/>
      <style:text-properties fo:color="#073e53" style:font-name="Calibri" fo:font-size="21pt" style:font-name-asian="Calibri" style:font-size-asian="21pt" style:font-name-complex="Calibri" style:font-size-complex="21pt"/>
    </style:style>
    <style:style style:name="P5" style:family="paragraph" style:parent-style-name="Standard">
      <style:paragraph-properties fo:margin-left="0cm" fo:margin-right="0cm" fo:orphans="2" fo:widows="2" fo:text-indent="0cm" style:auto-text-indent="false"/>
      <style:text-properties fo:font-variant="normal" fo:text-transform="none" fo:color="#0f0f0f" style:font-name="S hne" fo:font-size="16pt" fo:letter-spacing="normal" fo:font-style="normal" fo:font-weight="normal" style:font-size-asian="16pt" style:font-size-complex="16pt"/>
    </style:style>
    <style:style style:name="P6" style:family="paragraph" style:parent-style-name="Standard" style:list-style-name="L1">
      <style:paragraph-properties fo:margin-left="0cm" fo:margin-right="0cm" fo:orphans="2" fo:widows="2" fo:text-indent="0cm" style:auto-text-indent="false"/>
      <style:text-properties fo:font-variant="normal" fo:text-transform="none" fo:color="#0f0f0f" style:font-name="S hne" fo:font-size="16pt" fo:letter-spacing="normal" fo:font-style="normal" fo:font-weight="normal" style:font-size-asian="16pt" style:font-size-complex="16pt"/>
    </style:style>
    <style:style style:name="P7" style:family="paragraph" style:parent-style-name="Standard">
      <style:paragraph-properties fo:margin-left="0cm" fo:margin-right="0cm" fo:orphans="2" fo:widows="2" fo:text-indent="0cm" style:auto-text-indent="false"/>
      <style:text-properties fo:font-size="16pt" style:font-size-asian="16pt" style:font-size-complex="16pt"/>
    </style:style>
    <style:style style:name="P8" style:family="paragraph" style:parent-style-name="Standard" style:list-style-name="L1">
      <style:paragraph-properties fo:margin-left="0cm" fo:margin-right="0cm" fo:orphans="2" fo:widows="2" fo:text-indent="0cm" style:auto-text-indent="false"/>
      <style:text-properties fo:font-size="16pt" style:font-size-asian="16pt" style:font-size-complex="16pt"/>
    </style:style>
    <style:style style:name="P9" style:family="paragraph" style:parent-style-name="Standard">
      <style:paragraph-properties fo:margin-left="0cm" fo:margin-right="0cm" fo:orphans="2" fo:widows="2" fo:text-indent="0cm" style:auto-text-indent="false"/>
      <style:text-properties fo:color="#073e53" style:font-name="Calibri" fo:font-size="21pt" style:font-name-asian="Calibri" style:font-size-asian="21pt" style:font-name-complex="Calibri" style:font-size-complex="21pt"/>
    </style:style>
    <style:style style:name="P10" style:family="paragraph" style:parent-style-name="Standard">
      <style:paragraph-properties fo:margin-left="0cm" fo:margin-right="0cm" fo:orphans="2" fo:widows="2" fo:text-indent="0cm" style:auto-text-indent="false"/>
      <style:text-properties fo:color="#073e53" style:font-name="Calibri" fo:font-size="21pt" style:font-name-asian="Calibri" style:font-size-asian="21pt" style:font-name-complex="Calibri" style:font-size-complex="21pt"/>
    </style:style>
    <style:style style:name="P11" style:family="paragraph" style:parent-style-name="Standard">
      <style:paragraph-properties fo:margin-left="0cm" fo:margin-right="0cm" fo:orphans="2" fo:widows="2" fo:text-indent="0cm" style:auto-text-indent="false"/>
      <style:text-properties fo:color="#073e53" style:font-name="Calibri" fo:font-size="14pt" style:font-name-asian="Calibri" style:font-size-asian="14pt" style:font-name-complex="Calibri" style:font-size-complex="14pt"/>
    </style:style>
    <style:style style:name="P12" style:family="paragraph" style:parent-style-name="Standard">
      <style:paragraph-properties style:text-autospace="none"/>
      <style:text-properties fo:color="#073e53" style:font-name="Calibri" fo:font-size="21pt" style:font-name-asian="Calibri" style:font-size-asian="21pt" style:font-name-complex="Calibri" style:font-size-complex="21pt"/>
    </style:style>
    <style:style style:name="P13" style:family="paragraph" style:parent-style-name="Standard" style:list-style-name="">
      <style:paragraph-properties fo:text-align="start" style:justify-single-word="false" style:text-autospace="none"/>
      <style:text-properties fo:color="#073e53" style:font-name="Calibri" fo:font-size="21pt" style:font-name-asian="Calibri" style:font-size-asian="21pt" style:font-name-complex="Calibri" style:font-size-complex="21pt"/>
    </style:style>
    <style:style style:name="P14" style:family="paragraph" style:parent-style-name="Standard" style:list-style-name="">
      <style:paragraph-properties style:text-autospace="none"/>
      <style:text-properties fo:color="#073e53" style:font-name="Calibri" fo:font-size="21pt" style:font-name-asian="Calibri" style:font-size-asian="21pt" style:font-name-complex="Calibri" style:font-size-complex="21pt"/>
    </style:style>
    <style:style style:name="P15" style:family="paragraph" style:parent-style-name="Standard">
      <style:paragraph-properties style:text-autospace="none"/>
      <style:text-properties fo:color="#073e53" style:font-name="Calibri" fo:font-size="21pt" style:font-name-asian="Calibri" style:font-size-asian="21pt" style:font-name-complex="Calibri" style:font-size-complex="21pt"/>
    </style:style>
    <style:style style:name="P16" style:family="paragraph" style:parent-style-name="Standard" style:list-style-name="">
      <style:paragraph-properties style:text-autospace="none"/>
      <style:text-properties fo:font-size="21pt" style:font-size-asian="21pt" style:font-size-complex="21pt"/>
    </style:style>
    <style:style style:name="P17" style:family="paragraph" style:parent-style-name="Standard" style:list-style-name="">
      <style:paragraph-properties style:text-autospace="none"/>
      <style:text-properties fo:font-size="14pt" style:font-size-asian="14pt" style:font-size-complex="14pt"/>
    </style:style>
    <style:style style:name="T1" style:family="text">
      <style:text-properties fo:font-variant="normal" fo:text-transform="none" fo:color="#474747" style:font-name="Verdana" fo:letter-spacing="normal" fo:font-style="normal" fo:font-weight="normal"/>
    </style:style>
    <style:style style:name="T2" style:family="text">
      <style:text-properties fo:font-variant="normal" fo:text-transform="none" fo:color="#0f0f0f" style:font-name="S hne" fo:letter-spacing="normal" fo:font-style="normal" fo:font-weight="normal"/>
    </style:style>
    <style:style style:name="T3" style:family="text">
      <style:text-properties fo:color="#073e53" style:font-name="Calibri" style:font-name-asian="Calibri" style:font-name-complex="Calibri"/>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s valeurs sont les principes que nous considérons comme importants dans notre façon de vivre et de travailler. Ce sont les convictions fondamentales qui guident nos actions, notre comportement et nos décisions. Des exemples de valeurs personnelles fondamentales peuvent inclure : la famille d’abord, l’honnêteté, la gentillesse, la patience, l’authenticité et bien d’autres. Comprendre nos valeurs personnelles nous aide à comprendre ce qui est important pour nous. Utiliser nos valeurs pour guider notre comportement, nos actions et notre prise de décision nous donne un sens d’orientation et d’objectif.</text:span> </text:p>
      <text:p text:style-name="P3"/>
      <text:p text:style-name="P5">Voici ces 12 principes du Manifeste Agile : </text:p>
      <text:list xml:id="list573746524100252116" text:style-name="L1">
        <text:list-header>
          <text:p text:style-name="P6">1,**La satisfaction du client par la livraison précoce et continue de logiciels utiles.** - L'objectif est de fournir rapidement des fonctionnalités concrètes et utiles pour répondre aux besoins du client.</text:p>
          <text:p text:style-name="P6"/>
          <text:p text:style-name="P6">2. **Accueillir favorablement les changements de besoins, même tard dans le développement.** - Les équipes doivent être prêtes à s'adapter aux changements dans les exigences du client, même à un stade avancé du projet. </text:p>
          <text:p text:style-name="P6"/>
          <text:p text:style-name="P6">3. **Livrer fréquemment un logiciel fonctionnel, avec des cycles de livraison courts.** - Les itérations courtes permettent de maintenir un flux de travail régulier et de recueillir rapidement les retours des utilisateurs. </text:p>
          <text:p text:style-name="P6"/>
          <text:p text:style-name="P6">4. **Collaboration quotidienne entre les parties prenantes du projet (clients, équipes de développement, etc.).** - La communication constante et la collaboration sont essentielles pour garantir une compréhension mutuelle et une réactivité aux changements. </text:p>
          <text:p text:style-name="P6"/>
          <text:p text:style-name="P6">5. **Construire des projets autour de personnes motivées.** - Les individus motivés et engagés sont la clé du succès d'un projet agile.</text:p>
          <text:p text:style-name="P6"><text:soft-page-break/><text:s/>6. **La méthode la plus simple et la plus efficace pour mesurer la progression est de livrer un logiciel fonctionnel.** - L'accent est mis sur les résultats concrets plutôt que sur des mesures complexes.</text:p>
          <text:p text:style-name="P6"/>
          <text:p text:style-name="P6"><text:s/>7. **Maintenir un rythme de travail soutenable pour les membres de l'équipe.** - Éviter le surmenage en favorisant un rythme de travail soutenable à long terme.</text:p>
          <text:p text:style-name="P6"/>
          <text:p text:style-name="P6"><text:s/>8. **Favoriser une attention continue à l'excellence technique et à une bonne conception.** - L'importance de la qualité technique et de la conception pour garantir la maintenabilité et l'évolutivité du logiciel. </text:p>
          <text:p text:style-name="P6"/>
          <text:p text:style-name="P6">9. **Simplifier et privilégier l'art de minimiser les travaux inutiles.** - Éviter les tâches superflues et se concentrer sur ce qui est essentiel. </text:p>
          <text:p text:style-name="P6"/>
          <text:p text:style-name="P6">10. **Les meilleures architectures, spécifications et conceptions émergent d'équipes auto-organisées.** - Encourager l'autonomie et l'auto-organisation des équipes pour favoriser la créativité et l'efficacité. </text:p>
          <text:p text:style-name="P6"/>
          <text:p text:style-name="P6">11. **À intervalles réguliers, l'équipe réfléchit aux moyens de devenir plus efficace, puis règle et ajuste son comportement en conséquence.** - L'importance de l'auto-évaluation et de l'amélioration continue pour optimiser le processus de développement. </text:p>
          <text:p text:style-name="P6"/>
          <text:p text:style-name="P8"><text:span text:style-name="T2">12. **L'équipe est libre de choisir les meilleures pratiques de développement pour atteindre ses objectifs.** - Encourager la flexibilité et l'adaptation en permettant aux équipes de choisir les méthodes et les pratiques qui conviennent le mieux à leur contexte.</text:span> </text:p>
        </text:list-header>
      </text:list>
      <text:p text:style-name="P3"/>
      <text:p text:style-name="P3"/>
      <text:p text:style-name="P3"/>
      <text:p text:style-name="P3"><text:soft-page-break/></text:p>
      <text:p text:style-name="P4">Qu'est-ce que le Product Backlog dans Scrum ?</text:p>
      <text:p text:style-name="P4">Une liste ordonnée de tout ce qui est</text:p>
      <text:p text:style-name="P14">nécessaire pour améliorer le produit</text:p>
      <text:p text:style-name="P14"/>
      <text:p text:style-name="P4">Quelle caractéristique décrit le mieux le</text:p>
      <text:p text:style-name="P16"><text:span text:style-name="T3">Product Backlog ?</text:span></text:p>
      <text:p text:style-name="P14">Dynamique et en constante évolution</text:p>
      <text:p text:style-name="P11">Une liste ordonnée de tout ce qui est nécessaire pour</text:p>
      <text:p text:style-name="P17"><text:span text:style-name="T3">améliorer le produit</text:span></text:p>
      <text:p text:style-name="P3"/>
      <text:p text:style-name="P4">Comment les éléments du Product Backlog</text:p>
      <text:p text:style-name="P16"><text:span text:style-name="T3">sont-ils priorisés ?</text:span></text:p>
      <text:p text:style-name="P14">Basé sur leur valeur et leur urgence</text:p>
      <text:p text:style-name="P4">Qu'arrive-t-il aux éléments du Product Backlog</text:p>
      <text:p text:style-name="P16"><text:span text:style-name="T3">lors d'un Sprint ?</text:span></text:p>
      <text:p text:style-name="P14">Les éléments sélectionnés pour le Sprint</text:p>
      <text:p text:style-name="P16"><text:span text:style-name="T3">sont transformés en Sprint Backlog</text:span></text:p>
      <text:p text:style-name="P16"><text:span text:style-name="T3"/></text:p>
      <text:p text:style-name="P4">Quelle est la responsabilité des Developers</text:p>
      <text:p text:style-name="P16"><text:span text:style-name="T3">pour le Sprint Backlog ?</text:span></text:p>
      <text:p text:style-name="P3"/>
      <text:p text:style-name="P4">Qui élabore le Sprint Backlog dans Scrum ?</text:p>
      <text:p text:style-name="P4">Les Developers</text:p>
      <text:p text:style-name="P4">Quel est le rôle du Sprint dans les</text:p>
      <text:p text:style-name="P2">événements Scrum?</text:p>
      <text:p text:style-name="P2">Il est un conteneur pour tous les autres</text:p>
      <text:p text:style-name="P2">événements</text:p>
      <text:p text:style-name="P2"/>
      <text:p text:style-name="P2"><text:soft-page-break/>Quelle est la durée d'un Sprint dans Scrum?</text:p>
      <text:p text:style-name="P2">D'une durée variable,D'une durée fixe, d'un mois ou moins</text:p>
      <text:p text:style-name="P2"/>
      <text:p text:style-name="P2">Quels sont les éléments inclus dans le</text:p>
      <text:p text:style-name="P2">travail d'un Sprint ?</text:p>
      <text:p text:style-name="P2">Le Sprint Planning, les Daily Scrums, la</text:p>
      <text:p text:style-name="P2">Sprint Review et la Sprint Retrospective</text:p>
      <text:p text:style-name="P2"/>
      <text:p text:style-name="P2">Qui a le pouvoir d'annuler un Sprint ?</text:p>
      <text:p text:style-name="P2">Le Product Owner</text:p>
      <text:p text:style-name="P2"/>
      <text:p text:style-name="P2">Quel est le résultat du Sprint Planning?</text:p>
      <text:p text:style-name="P2">Le Sprint Backlog</text:p>
      <text:p text:style-name="P2">Créer un Sprint Backlog</text:p>
      <text:p text:style-name="P2">Qui est responsable de maximiser la valeur</text:p>
      <text:p text:style-name="P14">du produit dans Scrum ?</text:p>
      <text:p text:style-name="P14">Le Product Owner</text:p>
      <text:p text:style-name="P2">Quel est le rôle du Product Owner dans la</text:p>
      <text:p text:style-name="P14">gestion du Product Backlog ?</text:p>
      <text:p text:style-name="P14">Formuler et communiquer explicitement</text:p>
      <text:p text:style-name="P14">l'Objectif de Produit</text:p>
      <text:p text:style-name="P14">Ordonner les éléments dans le Product</text:p>
      <text:p text:style-name="P14">Backlog</text:p>
      <text:p text:style-name="P14">Qui peut représenter les besoins des parties</text:p>
      <text:p text:style-name="P14">prenantes dans le Product Backlog ?</text:p>
      <text:p text:style-name="P14">Le Product Owner</text:p>
      <text:p text:style-name="P14"/>
      <text:p text:style-name="P14"><text:soft-page-break/></text:p>
      <text:p text:style-name="P14">Qui décide de la façon de transformer les</text:p>
      <text:p text:style-name="P13">éléments du Product Backlog en</text:p>
      <text:p text:style-name="P14">Increments de valeur?</text:p>
      <text:p text:style-name="P14">Les Developers</text:p>
      <text:p text:style-name="P14">Quel est l'engagement du Product Backlog ?</text:p>
      <text:p text:style-name="P14">L'Objectif de Produit</text:p>
      <text:p text:style-name="P14">Quel est le rôle du Product Owner dans le</text:p>
      <text:p text:style-name="P13">processus de l'affinement du Product</text:p>
      <text:p text:style-name="P14">Backlog ?</text:p>
      <text:p text:style-name="P14">Il clarifie ses explications pour aider les</text:p>
      <text:p text:style-name="P14">Developers à trouver des compromis</text:p>
      <text:p text:style-name="P14"/>
      <text:p text:style-name="P14"/>
      <text:p text:style-name="P2">Quelle est la durée maximale du Sprint</text:p>
      <text:p text:style-name="P2">Planning pour un Sprint d'un mois?</text:p>
      <text:p text:style-name="P2">8 heures</text:p>
      <text:p text:style-name="P2"/>
      <text:p text:style-name="P2">Combien de temps dure le Daily Scrum?</text:p>
      <text:p text:style-name="P2">15 minutes</text:p>
      <text:p text:style-name="P2"/>
      <text:p text:style-name="P2">Qui participe au Daily Scrum?</text:p>
      <text:p text:style-name="P2">Seulement les Developers de la Scrum</text:p>
      <text:p text:style-name="P2">Team</text:p>
      <text:p text:style-name="P2">Qu'est-ce que le Product Backlog ?</text:p>
      <text:p text:style-name="P2">Une liste ordonnée et émergente de ce</text:p>
      <text:p text:style-name="P13">qui est nécessaire pour améliorer le</text:p>
      <text:p text:style-name="P14">produit</text:p>
      <text:p text:style-name="P14"><text:soft-page-break/>Qu'est-ce qu'un produit dans Scrum ?</text:p>
      <text:p text:style-name="P14">Un vecteur de valeur avec une limite</text:p>
      <text:p text:style-name="P14">claire et des parties prenantes connues</text:p>
      <text:p text:style-name="P2"/>
      <text:p text:style-name="P2"/>
      <text:p text:style-name="P2"/>
      <text:p text:style-name="P2"/>
      <text:p text:style-name="P2">Quel est l'objectif de la Sprint Review ?</text:p>
      <text:p text:style-name="P2">Déterminer les adaptations futures,Présenter les résultats de travail à toutes</text:p>
      <text:p text:style-name="P2">les parties prenantes</text:p>
      <text:p text:style-name="P2"/>
      <text:p text:style-name="P2">Qui participent à la Sprint Review ?</text:p>
      <text:p text:style-name="P2">La Scrum Team et les principales parties</text:p>
      <text:p text:style-name="P2">prenantes</text:p>
      <text:p text:style-name="P2">Quelle est la durée maximale de la Sprint</text:p>
      <text:p text:style-name="P2"/>
      <text:p text:style-name="P2">Review pour un Sprint d'un mois ?</text:p>
      <text:p text:style-name="P2">D'une durée maximale de quatre heures</text:p>
      <text:p text:style-name="P2"/>
      <text:p text:style-name="P2">Quel est l'objectif de la Sprint Retrospective?</text:p>
      <text:p text:style-name="P2">Améliorer la qualité et l'efficacité de la</text:p>
      <text:p text:style-name="P2">Scrum Team</text:p>
      <text:p text:style-name="P2">Combien de temps dure la Sprint</text:p>
      <text:p text:style-name="P2"/>
      <text:p text:style-name="P2">Retrospective ?</text:p>
      <text:p text:style-name="P2">Quatre heures pour un Sprint d'un mois</text:p>
      <text:p text:style-name="P2">Qu'est-ce que le Sprint Backlog dans Scrum?</text:p>
      <text:p text:style-name="P2"><text:soft-page-break/>Un plan mis à jour par les Developers</text:p>
      <text:p text:style-name="P2">durant le Sprint</text:p>
      <text:p text:style-name="P2">Qui a le pouvoir de négocier le périmètre du</text:p>
      <text:p text:style-name="P2">Sprint Backlog durant le Sprint?</text:p>
      <text:p text:style-name="P2">Les Developers et le Product Owner</text:p>
      <text:p text:style-name="P2"/>
      <text:p text:style-name="P2">Quel est l'objectif de l'Objectif de Sprint ?</text:p>
      <text:p text:style-name="P2">Créer de la cohérence et du focus</text:p>
      <text:p text:style-name="P2"/>
      <text:p text:style-name="P2">Qu'est-ce qu'un Increment dans Scrum ?</text:p>
      <text:p text:style-name="P2">Une étape concrète vers l'Objectif de</text:p>
      <text:p text:style-name="P2">Produit</text:p>
      <text:p text:style-name="P2"/>
      <text:p text:style-name="P2">Peut-on considérer un travail qui ne remplit</text:p>
      <text:p text:style-name="P1">pas les conditions de la Definition of Done</text:p>
      <text:p text:style-name="P2">comme un Increment ? NON</text:p>
      <text:p text:style-name="P2"/>
      <text:p text:style-name="P2">Qui est tenu de se conformer à la Definition</text:p>
      <text:p text:style-name="P2">of Done ? Les Developers</text:p>
      <text:p text:style-name="P2"/>
      <text:p text:style-name="P2">Pourquoi est-ce important d'avoir une</text:p>
      <text:p text:style-name="P2">Definition of Done ?</text:p>
      <text:p text:style-name="P2">Pour permettre à chacun une</text:p>
      <text:p text:style-name="P2">compréhension commune du travail fi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Verdana" svg:font-family="Verdana, sans-serif"/>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2-07T14:10:15.05</meta:creation-date>
    <meta:editing-duration>PT1H48M44S</meta:editing-duration>
    <meta:editing-cycles>3</meta:editing-cycles>
    <meta:generator>OpenOffice/4.1.13$Win32 OpenOffice.org_project/4113m1$Build-9810</meta:generator>
    <dc:date>2024-02-07T22:29:33.59</dc:date>
    <meta:document-statistic meta:table-count="0" meta:image-count="0" meta:object-count="0" meta:page-count="7" meta:paragraph-count="121" meta:word-count="1045" meta:character-count="6546"/>
  </office:meta>
</office:document-meta>
</file>